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15.999cm" svg:height="8.999cm" svg:x="4.182cm" svg:y="0.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8cm" svg:x="6.667cm" svg:y="0.591cm">
            <draw:object draw:notify-on-update-of-ranges="test.A1:test.A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449149695576721" calcext:value-type="float">
            <text:p>0,004491497</text:p>
          </table:table-cell>
        </table:table-row>
        <table:table-row table:style-name="ro1">
          <table:table-cell office:value-type="float" office:value="0.00813305030053078" calcext:value-type="float">
            <text:p>0,0081330503</text:p>
          </table:table-cell>
        </table:table-row>
        <table:table-row table:style-name="ro1">
          <table:table-cell office:value-type="float" office:value="0.0138347846000182" calcext:value-type="float">
            <text:p>0,0138347846</text:p>
          </table:table-cell>
        </table:table-row>
        <table:table-row table:style-name="ro1">
          <table:table-cell office:value-type="float" office:value="0.0221079228418762" calcext:value-type="float">
            <text:p>0,0221079228</text:p>
          </table:table-cell>
        </table:table-row>
        <table:table-row table:style-name="ro1">
          <table:table-cell office:value-type="float" office:value="0.0331879229743402" calcext:value-type="float">
            <text:p>0,033187923</text:p>
          </table:table-cell>
        </table:table-row>
        <table:table-row table:style-name="ro1">
          <table:table-cell office:value-type="float" office:value="0.0468024730235236" calcext:value-type="float">
            <text:p>0,046802473</text:p>
          </table:table-cell>
        </table:table-row>
        <table:table-row table:style-name="ro1">
          <table:table-cell office:value-type="float" office:value="0.062003202932383" calcext:value-type="float">
            <text:p>0,0620032029</text:p>
          </table:table-cell>
        </table:table-row>
        <table:table-row table:style-name="ro1">
          <table:table-cell office:value-type="float" office:value="0.0771642327952524" calcext:value-type="float">
            <text:p>0,0771642328</text:p>
          </table:table-cell>
        </table:table-row>
        <table:table-row table:style-name="ro1">
          <table:table-cell office:value-type="float" office:value="0.0902141279454474" calcext:value-type="float">
            <text:p>0,0902141279</text:p>
          </table:table-cell>
        </table:table-row>
        <table:table-row table:style-name="ro1">
          <table:table-cell office:value-type="float" office:value="0.0990808361683138" calcext:value-type="float">
            <text:p>0,0990808362</text:p>
          </table:table-cell>
        </table:table-row>
        <table:table-row table:style-name="ro1">
          <table:table-cell office:value-type="float" office:value="0.102225999526156" calcext:value-type="float">
            <text:p>0,1022259995</text:p>
          </table:table-cell>
        </table:table-row>
        <table:table-row table:style-name="ro1">
          <table:table-cell office:value-type="float" office:value="0.0990808361683138" calcext:value-type="float">
            <text:p>0,0990808362</text:p>
          </table:table-cell>
        </table:table-row>
        <table:table-row table:style-name="ro1">
          <table:table-cell office:value-type="float" office:value="0.0902141279454474" calcext:value-type="float">
            <text:p>0,0902141279</text:p>
          </table:table-cell>
        </table:table-row>
        <table:table-row table:style-name="ro1">
          <table:table-cell office:value-type="float" office:value="0.0771642327952524" calcext:value-type="float">
            <text:p>0,0771642328</text:p>
          </table:table-cell>
        </table:table-row>
        <table:table-row table:style-name="ro1">
          <table:table-cell office:value-type="float" office:value="0.062003202932383" calcext:value-type="float">
            <text:p>0,0620032029</text:p>
          </table:table-cell>
        </table:table-row>
        <table:table-row table:style-name="ro1">
          <table:table-cell office:value-type="float" office:value="0.0468024730235236" calcext:value-type="float">
            <text:p>0,046802473</text:p>
          </table:table-cell>
        </table:table-row>
        <table:table-row table:style-name="ro1">
          <table:table-cell office:value-type="float" office:value="0.0331879229743402" calcext:value-type="float">
            <text:p>0,033187923</text:p>
          </table:table-cell>
        </table:table-row>
        <table:table-row table:style-name="ro1">
          <table:table-cell office:value-type="float" office:value="0.0221079228418762" calcext:value-type="float">
            <text:p>0,0221079228</text:p>
          </table:table-cell>
        </table:table-row>
        <table:table-row table:style-name="ro1">
          <table:table-cell office:value-type="float" office:value="0.0138347846000182" calcext:value-type="float">
            <text:p>0,0138347846</text:p>
          </table:table-cell>
        </table:table-row>
        <table:table-row table:style-name="ro1">
          <table:table-cell office:value-type="float" office:value="0.00813305030053078" calcext:value-type="float">
            <text:p>0,0081330503</text:p>
          </table:table-cell>
        </table:table-row>
        <table:table-row table:style-name="ro1">
          <table:table-cell table:style-name="ce1" table:formula="of:=SUM([.A1:.A20])" office:value-type="float" office:value="1.01177460364529" calcext:value-type="float">
            <text:p>1,0117746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14:32:06.8906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6:40:12.693120000</dc:date>
    <meta:editing-duration>PT2H22M26S</meta:editing-duration>
    <meta:editing-cycles>2</meta:editing-cycles>
    <meta:generator>LibreOffice/4.3.2.2$MacOSX_X86_64 LibreOffice_project/edfb5295ba211bd31ad47d0bad0118690f76407d</meta:generator>
    <meta:document-statistic meta:table-count="1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9cm" xlink:href=".." xlink:type="simple" chart:class="chart:line" chart:style-name="ch1">
        <chart:legend chart:legend-position="end" svg:x="13.127cm" svg:y="4.214cm" style:legend-expansion="high" chart:style-name="ch2"/>
        <chart:plot-area chart:style-name="ch3" table:cell-range-address="test.A1:test.A20" svg:x="0.32cm" svg:y="0.18cm" svg:width="12.487cm" svg:height="8.649cm">
          <chartooo:coordinate-region svg:x="1.262cm" svg:y="0.37cm" svg:width="11.343cm" svg:height="7.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1:test.A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49149695576721">
                <text:p>0.00449149695576721</text:p>
                <draw:g>
                  <svg:desc>test.A1:test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13305030053078">
                <text:p>0.0081330503005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347846000182">
                <text:p>0.0138347846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1079228418762">
                <text:p>0.0221079228418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1879229743402">
                <text:p>0.0331879229743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8024730235236">
                <text:p>0.0468024730235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003202932383">
                <text:p>0.06200320293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1642327952524">
                <text:p>0.0771642327952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2141279454474">
                <text:p>0.0902141279454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0808361683138">
                <text:p>0.0990808361683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225999526156">
                <text:p>0.102225999526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0808361683138">
                <text:p>0.0990808361683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2141279454474">
                <text:p>0.0902141279454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1642327952524">
                <text:p>0.0771642327952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003202932383">
                <text:p>0.062003202932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8024730235236">
                <text:p>0.046802473023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1879229743402">
                <text:p>0.03318792297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1079228418762">
                <text:p>0.0221079228418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347846000182">
                <text:p>0.0138347846000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13305030053078">
                <text:p>0.00813305030053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